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Chapter 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 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somewher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sentence too. Deep down, she knew that. Right now though, she wasn't in the mood to think about it. </text:p>
      <text:p text:style-name="Normal">“...”</text:p>
      <text:p text:style-name="Normal">But lies are persistent little buggers, and they have a tendency to haunt their creators.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in the literal sense and turned on her side instead. That should discourage the ceiling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that made her smile.</text:p>
      <text:p text:style-name="Normal">Unfortunately, starting somewhen the heart stopped taking in water properly, and despite her best efforts it had become bloated, almost soggy. And then, buds emerged from the flower’s stem. The buds were big, the stalks that bore them were long, and together they were clumsy. As they grew they started getting entangled first in one another, then with the heart. Neither really knew where they wanted to go, all fumbled around searching for light, and yet all were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old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down the stairs and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over forward, the exertion finally catching up to her. A drop of sweat trickled down from her brow, falling into a small puddle below her. The puddle was by no means deep or opaque, and yet by some trick of light, there was her reflection in it.</text:p>
      <text:p text:style-name="Normal"><text:span text:style-name="T1">Say, are we going to be someone else today too? I'm sick of it already, </text:span>it said.</text:p>
      <text:p text:style-name="Normal">She closed her eyes, ignored it, and walked to the empty bus stop. And so, today too began on a sour note.</text:p>
      <text:p text:style-name="Normal"/>
      <text:p text:style-name="P1">•••</text:p>
      <text:p text:style-name="P1">Chapter 2</text:p>
      <text:p text:style-name="Normal">The water felt ice cold on her face, and even more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had beco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for her.</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feel quite right, so she undid it and smile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In truth,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anyway, right now.</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weeks and weeks of being late, she'd continuously refined them for the sake of one sole objective: reach her seat and act like she'd been present the whole time. These infiltrations were nothing short of full-on military operations in her mind,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The students all turned her way.</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was told, while her teacher had resumed explaining what he was doing.</text:p>
      <text:p text:style-name="Normal">“We were in the middle of correcting 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ed for excuses they could present, both failed to find any. Because there weren't any. And as she realized that, the smile she’d put up until now faded away, her gaze fell to the floor.</text:p>
      <text:p text:style-name="Normal">“I-I'm afraid I didn't... I don't have it sir.”</text:p>
      <text:p text:style-name="Normal">“... You do not have it in the sense that you forgot it, or in the sense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fallen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 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Naomi to take her copy and deliver it myself, but I completely forgot about it,” you explaine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thing to worry about, there was an elephant in this classroom that she could hardly ignore. </text:p>
      <text:p text:style-name="Normal">“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one,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There were club activities today, but right now, she didn’t really care. She went home. Whatever happened until next morning —until she saw you again— did not much matter to her.</text:p>
      <text:p text:style-name="Normal"/>
      <text:p text:style-name="P1">•••</text:p>
      <text:p text:style-name="P1">Chapter 3</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darkness had blanketed her too. It had come in through her open window, and the breezes that followed it were cool. All together, they sat in silence in her room, she listening to the distant sounds of passing cars, occasional siren sounds, and the neighbour who was sometimes a bit too loud, and they listening to her thoughts, her worries, and all those things that people didn't seem to see or understand.</text:p>
      <text:p text:style-name="Normal">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a tiny applause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lowly heating up milk. Since dark chocolate was too bitter for her taste, she sweetened things up with sugar until the flavour was to her liking. When all was said and done, she poured the drink into her favourite mug and went back to her room. She was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Such a good start to the day... Goodnight, Moon, and</text:span></text:p>
      <text:p text:style-name="Normal">“Hello, Sun.”</text:p>
      <text:p text:style-name="Normal">A bit of steam was rising from her mug, and the hot chocolate had a sweetly fain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going down that line of though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few spices like dawn light and having nothing to do: it really brought out all the warmth and sweetness from her hot chocolate. And for as long as she could, before 7am came around and while her mug wasn't empty, she savoured every si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an should strive to be its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making her way to the front door.</text:p>
      <text:p text:style-name="Normal"/>
      <text:p text:style-name="P1">•••</text:p>
      <text:p text:style-name="P1">Chapter 4</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from the horizon to the empty patch of sky above her head.</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you’d never gone to school together; usually, you were already at school by the time she reached the bus stop, and as such, this situation was completely new to her. “Should I approach you?”, “what should I say to you?”, “should I hide and wait for the next bus?”, under normal circumstances these were the thoughts she would have begun having. But recently, the circumstances had not been normal; in fact, ever since yesternight, they’d been very kind to her. So much so that she felt they might even accompany her to the bus stop; she was at peace with herself, and she was at peace with the world, so she felt the world might be on her side today. She remembered the dream she’d had yesterday, where you and she walked to school together. A good memory. ... <text:span text:style-name="T1">Maybe today really could be a good day...</text:span></text:p>
      <text:p text:style-name="Normal">Thus, armed with a little hope and exactly no idea what to say, she started on her way to you. Very slowly, almost apprehensively at first, but she was taking one step after another.</text:p>
      <text:p text:style-name="Normal">By the looks of it, you’d had the bus stop all to yourself: you had your backpack by your side, an open book in your hands, and a dreamy look in your eyes. Her curiosity grew as the distance between you shrank. What were you reading? Whatever it was, it seemed to have taken you in completely. What kind of story was it? Was it a story in the first place? <text:span text:style-name="T1">Mm, probably, </text:span>she decided on her own. Then, what kind of world did it depict? Was it one she’d already imagined, or maybe one whose existence she didn’t even know of? Wherever you’d lost yourself, she wanted to be there too. But, more than that, seeing you escape reality like this, it made her happy. <text:span text:style-name="T1">I do that a lot, </text:span>and now there was a chance you did too.</text:p>
      <text:p text:style-name="Normal">You didn’t notice her at all as she approached you, and she didn’t mind. But you also failed to notice that by your side, your backpack was in a desperate struggle against the forces of gravity to avoid falling to its doom. <text:span text:style-name="T1">Maybe you should mind it. </text:span>As she got as close as she dared to,</text:p>
      <text:p text:style-name="Normal">“H-hi,” she tried to say, but it came out as a whisper and was unheard. So, closing her eyes, she brought a closed hand to her chest and silently took a deep breath.</text:p>
      <text:p text:style-name="Normal">“Hey,” this time, on top catching your attention, she’d also caught you off-guard, “um... Your backpack is about to...”</text:p>
      <text:p text:style-name="Normal">But before she could finish her sentence, your backpack reached its limit.</text:p>
      <text:p text:style-name="Normal"/>
      <text:p text:style-name="Normal"/>
      <text:p text:style-name="Normal"/>
      <text:p text:style-name="Normal"/>
      <text:p text:style-name="Normal"/>
      <text:p text:style-name="Normal"/>
      <text:p text:style-name="Normal">“Um, what are you reading?” She pointed at the book.</text:p>
      <text:p text:style-name="Normal">“This? Hm... How do I put it...? It’s a collection of short stories. Apparently they all take place in the same world. I’m still in the middle of the first one though, so I don’t know anything yet.”</text:p>
      <text:p text:style-name="Normal"><text:span text:style-name="T1">So it’s the first story that captured you,</text:span></text:p>
      <text:p text:style-name="Normal">“Then, what’s the first story about?” she asked.</text:p>
      <text:p text:style-name="Normal">Without saying anything, you looked at the cover as though confirming something, and appearing satisfied, handed the book to her.</text:p>
      <text:p text:style-name="Normal">“...?”</text:p>
      <text:p text:style-name="Normal">“They named the entire collection after the first story, and designed the cover based on it too,” you explained. The book was titled ‘Night Train to the Stars’, and as she took a proper look at the cover, <text:span text:style-name="T1">it’s winter-coloured, </text:span>she thought. It wasn’t, but she could be forgiven for thinking so: it depicted a countryside with a mountain in the background, all under a pink sky. The mountain had been coloured red, in stark contrast to the pure white snow covering its peak. <text:span text:style-name="T1">Mount Santa Claus?</text:span> An equally white road zigzagged from its foot all the way to the reader. The ground to the left and right of this road was sometimes green, sometimes red like the mountain. And, taking flight above it, there was a steam locomotive tugging a long row of passenger cars. All around the train, it was snowing flakes of light. Despite the palette being warm, putting all these elements together did give a winter-y feel.</text:p>
      <text:p text:style-name="Normal">“What do you think it’s about?” you returned the question, with a slight smile.</text:p>
      <text:p text:style-name="Normal"><text:span text:style-name="T1">Night train to the stars... </text:span>The title made the answer rather obvious, “a train that takes you to the stars...”, almost too obvious. But it did also do the courtesy of raising a more important, more pressing question:</text:p>
      <text:p text:style-name="Normal">“Do you think this train passes by here too, sometimes?” she looked you in the eye.</text:p>
      <text:p text:style-name="Normal">You blinked once, twice.</text:p>
      <text:p text:style-name="Normal">“You know, I was wondering that too just now,” you answered.</text:p>
      <text:p text:style-name="Normal">Then you both turned in the direction of the local train station, half-expecting a steam engine to come down from the skies above it. Predictably, your expectations weren’t met. She crossed her arms and, raising a hand to her chin, contemplated why that was:</text:p>
      <text:p text:style-name="Normal">“Well, it is a night train, so I guess it only comes out at night.”</text:p>
      <text:p text:style-name="Normal">“That’s true. But when there’s a night train there’s also usually a corresponding day train, isn’t there?”</text:p>
      <text:p text:style-name="Normal">The two of you looked to the skies once again with renewed hopes, only to be disappointed by the appalling lack of flying trains. </text:p>
      <text:p text:style-name="Normal">“...”</text:p>
      <text:p text:style-name="Normal">She frowned.</text:p>
      <text:p text:style-name="Normal">“...”</text:p>
      <text:p text:style-name="Normal">As did you. What was the government doing? Where did the tax money go? Certainly not in flying trains, that much was clear. You looked at one another, and the disappointment in your eyes indicated that your opinion of the current minister of transport had also been degraded. But she was the type to search for the good in people, so she wondered whether there was a more rational reason as to why the sky was devoid of trains.</text:p>
      <text:p text:style-name="Normal">“Maybe the train really only passes at night. You know, it’s a train to the stars, and stars only come out at night.” <text:span text:style-name="T1">Not counting the sun.</text:span></text:p>
      <text:p text:style-name="Normal">“Oh, I see, I hadn’t thought of that... Maybe we’ll just have to wait then.”</text:p>
      <text:p text:style-name="Normal"><text:span text:style-name="T1">Hm? </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